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Lucidasans" svg:font-family="Lucidasans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!</text:p>
      <text:p text:style-name="Standard"/>
      <text:p text:style-name="Standard">Some Links about OpenDocument:</text:p>
      <text:p text:style-name="Standard"/>
      <text:list text:style-name="L1">
        <text:list-item>
          <text:p text:style-name="P1"><text:a xlink:type="simple" xlink:href="//www.opendocumentfellowship.org/">http://www.opendocumentfellowship.org</text:a></text:p>
        </text:list-item>
        <text:list-item>
          <text:p text:style-name="P1"><text:a xlink:type="simple" xlink:href="//www.oasis-open.org/committees/office/faq.php">http://www.oasis-open.org/committees/office/faq.php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Lucidasans" svg:font-family="Lucidasans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Nimbus Sans L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{milestone}$Linux OpenOffice.org_project/680$Build-8825</meta:generator>
    <meta:creation-date>2005-10-11T16:20:26</meta:creation-date>
    <dc:date>2005-10-11T16:25:27</dc:date>
    <dc:language>en-US</dc:language>
    <meta:editing-cycles>3</meta:editing-cycles>
    <meta:editing-duration>PT4M4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14" meta:character-count="130"/>
  </office:meta>
</office:document-meta>
</file>